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突然に失礼する。　館長に挨拶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や、この時期に新入り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ゃ何も連絡受けてないんだけど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この館長ならあたしだよ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！　すっごい美人さ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自己紹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熾天少女一行の戦闘指揮を執る
早乙女恋熊とい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常夏公子、通称はむ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が欲しい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たまです。　お会いできて光栄です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rukaze, Tama. Honored to make your
acquaintance.</text:p>
          </table:table-cell>
          <table:table-cell table:number-columns-repeated="1020"/>
        </table:table-row>
        <table:table-row>
          <table:table-cell table:style-name="ce0" office:value-type="string">
            <text:p>ともっちこと、秋空巴！　真正のツインテール
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桐生織姫です・・・！　よ、よろしくお願い
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ゃここの館長やってるポーライゼン。
普通に館長って呼んでオッケーだから、
よろしく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て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一行・・・とか言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かに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、復活した煉絶の姫君を再び討伐する
ために異世界からやって来た者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を授かり、次代の熾天少女として
旅を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に関する研究を行っていると
聞き、カルーナ姫の紹介でここを訪ね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そ！　ほんとに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熾天少女なの君た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ガンガンやっつけ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にて先代の熾天少女から勅命を
受け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物だよ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！！　ついに、ついに本物の熾力の
器が現れようとは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研究が一気に進むよ！　間違いな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の館は応接室的な場所が無いから
ここで立ち話になっちゃうけど、ごめ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？　で？　早速だけど熾力ってのを見せて
もらえないか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・・・と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ごめんね！　熾力（しりょく）ってのは
天の使いの力の俗称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いでしょ？　いちいち天の使いの～とか
言う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はみんな熾力って言ってる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、理にかな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さっきの話な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を見せるって、具体的にどうやれば
いいん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こう・・・ドドドドド！って出せ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形として出すのはでき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と戦ってる最中に無意識に使ってると
言うか、使ってる自覚が無いと言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目に見える形で見せることは難しいら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う・・・それは残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、ジクロフリジウムの抽出作業が
終わり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客様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う、ご苦労さー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れは助手のルミィ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、こちらさん方は何と！　次代の熾天少女
ご一行様だ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反応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はは・・・無愛想だけど悪い娘じゃない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たいいつもあんな感じなんだよ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話は戻るんだけど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はあたしらの熾力研究に協力して
くれるってことで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知っての通り、煉絶の姫君や魔物の討伐には
熾力が不可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我々にはまだ力が足り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の研究が実を結べば、熾力を増大する
ことが可能と推測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に協力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ゃーーー！！　ありがとーーー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早速だけど、ひとつお願いしても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何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、悪いんだけど今から大陸東部へ
行って魔物を狩ってきてくれ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で・・・魔物狩り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いうか、唐突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失礼ながら、熾力の研究との関連性が
不明だ。　説明を求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ちょっと言葉足らずだった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理由は2つあ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つは、研究資材として東部にいる魔物の体の
一部が欲しい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「がしゃこうべ」っていう強力な魔物でさ、そいつ
の牙が取れれば、熾力を増幅した時に制御
するための抑制剤を作れるかもしれない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ってのは強力で未知の力だから、確実に
制御するためにはそれなりのパワーが必要
なんだよ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同意する。</text:p>
          </table:table-cell>
          <table:table-cell table:style-name="ce0" office:value-type="string">
            <text:p>Map011, Map012
</text:p>
          </table:table-cell>
          <table:table-cell table:style-name="ce0"/>
          <table:table-cell table:style-name="ce0" office:value-type="string">
            <text:p>Agreed.</text:p>
          </table:table-cell>
          <table:table-cell table:number-columns-repeated="1020"/>
        </table:table-row>
        <table:table-row>
          <table:table-cell table:style-name="ce0" office:value-type="string">
            <text:p>強い力を振るうためには、その力を抑制する
別の力が必要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ーゆーこ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もう1つの理由はテスト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疑うわけじゃないけど、君たちが本当に熾力を
有した器なのか、まだ確証が持て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狩って素材を持って帰ってくれば、
何よりの証明になる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ーん！　試されてるわ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お！　燃えてきたよ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いいんじゃない？　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了承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より大陸東部の魔物「がしゃこうべ」を
討伐し、その牙を持ち帰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がしゃこうべというのは東部のどこに
いるの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ごめん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詳しい居場所までは、あたしも分からな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情報を集めて、探し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まずは現地で聞きこみ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けどそうしてくれる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東部へ行くには船に乗らないといけな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港町ザザーブは分か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何度か訪れ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東部行きの船に乗って行っ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の港に着いたら公道を東へ行けば
村に入れるから、そこで情報収集すると
いいよ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港町ザザーブから東部行きの船に乗って、
がしゃこうべの牙を持って来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成功すれば研究がググッと進んじゃうよ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戻っ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目当ての品を持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かえり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れどれ！　本当にがしゃこうべの牙かな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これ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！！　これだよこれ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グッジョブ！！　ありがと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あれば、強力な熾力を制御するための
薬ができ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～？　できる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牙が手に入ったことで、やっとこれから
研究や実験に踏みこむ段階だからさ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完成するって決まったわけじゃない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そっ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、これで少し研究が前進できたわけ
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そ！　桐生ちゃんの言うとおり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事もポジティブに行かなきゃね、
ポジティブに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薬が完成する見込みはあるのか、
無い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るにはある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それはあくまで
"熾力を制御するための力"に過ぎない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薬が完成した後には、さらに
"熾力を増幅する力"の研究も進めない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は長そう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も、四天王クラスが動き始め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まり時間的余裕は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、なに？　そんな面倒そうなのが
い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ね～、敵さんも本気だ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いじゃ、あたしもちょっくら真剣に研究に
打ち込むから、悪いんだけど時間を
ちょうだ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成果を期待できるわけじゃなさそうだし、
これからどう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本体を叩く前に、できる限り敵の
戦力を削っておきたいところ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というからには、あと3人いるはず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、一人ずつ倒しておきた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は言っても、相手の居場所も分かん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城へ戻ろう。　研究の成果が出るまで
時間を要することと、敵勢力に四天王が存在
することを報告せねば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。　"しょー・ろん・ぽー"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ほう・れん・そう"でし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の成果が出るまでには、ちょっち時間
かかりそうだから、悪いんだけどそれまで
待ってくれ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、何か進展があるはずだよ、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ー、いらっしゃい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の進み具合を聞きに来た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どんな感じ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っめん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全力ぎみで頑張ってるんだけど、
まだまだかかっちゃうかも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うで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念な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「熾力を制御する研究」と「熾力を増幅
する研究」と言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ちらも進展なし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まったくナシってわけじゃ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安定して実用できる段階じゃないかも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を制御するってことはさ、その力のしくみを
しっかり把握できてないと無理なわけじゃ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途半端な理解のまま次のステップへ進めば、
必ずどこかに穴ができて、重大なミスへと
つなが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基礎工事は時間をかけてキチンと
やっとかない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！！　研究員っぽ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っこイイ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ほめたって何も出ない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考え方には賛成するが、この世界が危機に
直面しているというのも事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引き続き、迅速な研究を願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もしっかりして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了解！　おねえさんも張り切っちゃう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失礼す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～、騎士団長さんもいらっしゃい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ポーライゼン館長、研究の進捗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さっきこの子たちにも話したんだけどね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成果が出せる段階まで来てない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ふむ、そう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しろ、これまでほとんど未知の力だった
　から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時間がかかるのは致し方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ころで、君たちに話があって来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あっ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先ほど城へ現れた第二のカラットの
　件について、ユーリャ教会にも報告を入れた
　ところなのだ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神官のほうからも、新たな情報を得ることが
　でき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いい知らせ？　悪い知らせ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悪い知らせではないだろ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神官には古い文献をあたってもらっていたが、
　どうやら興味深い記述を発見した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でも、先代の熾天少女が煉絶の姫君
　カラットを討った際に、強力な仲間がいた
　とのこと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力な・・・仲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私たちのように、熾天少女が何人も
いたということ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は、詳しい話はまだ私も聞いて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、どうやらそれは“人”ではない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ならざる仲間！？　なにそれ！　なにそ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興味深い話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ぜひ君たちにユーリャ教会まで
　来てもらい、ともに神官から情報を聞きたいと
　考え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、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蒼麗の歌姫などという新たな敵が現れた今、
少しでも戦力になる要素ならありが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先にユーリャ教会へ向かっ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準備ができ次第、教会の地下の図書室へ
　来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のとおりだ。　我々はこれからユーリャ教会へ
行ってく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よ～！　こっちはこっちで引き続き
ガンバ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も結構必死こいて研究に没頭してるん
だけど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えない？　だ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